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92" style:family="table-row">
      <style:table-row-properties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9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01" style:family="table-column">
      <style:table-column-properties style:column-width="1.5583in"/>
    </style:style>
    <style:style style:name="TableColumn102" style:family="table-column">
      <style:table-column-properties style:column-width="7.2777in"/>
    </style:style>
    <style:style style:name="TableColumn103" style:family="table-column">
      <style:table-column-properties style:column-width="1.8506in"/>
    </style:style>
    <style:style style:name="Table100" style:family="table">
      <style:table-properties style:width="10.6868in" style:rel-width="100%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11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77" style:family="table-row">
      <style:table-row-properties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84" style:family="table-row">
      <style:table-row-properties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91" style:family="table-row">
      <style:table-row-properties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9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200" style:family="table-column">
      <style:table-column-properties style:column-width="1.5583in"/>
    </style:style>
    <style:style style:name="TableColumn201" style:family="table-column">
      <style:table-column-properties style:column-width="7.2777in"/>
    </style:style>
    <style:style style:name="TableColumn202" style:family="table-column">
      <style:table-column-properties style:column-width="1.8506in"/>
    </style:style>
    <style:style style:name="Table199" style:family="table">
      <style:table-properties style:width="10.6868in" style:rel-width="100%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2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213" style:family="table-row">
      <style:table-row-properties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34" style:family="table-row">
      <style:table-row-properties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41" style:family="table-row">
      <style:table-row-properties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55" style:family="table-row">
      <style:table-row-properties/>
    </style:style>
    <style:style style:name="TableCell256" style:family="table-cell">
      <style:table-cell-properties fo:border="0.0069in solid #999999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62" style:family="table-row">
      <style:table-row-properties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69" style:family="table-row">
      <style:table-row-properties/>
    </style:style>
    <style:style style:name="TableCell270" style:family="table-cell">
      <style:table-cell-properties fo:border="0.0069in solid #999999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76" style:family="table-row">
      <style:table-row-properties/>
    </style:style>
    <style:style style:name="TableCell277" style:family="table-cell">
      <style:table-cell-properties fo:border="0.0069in solid #999999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9" style:family="table-cell">
      <style:table-cell-properties fo:border="0.0069in solid #999999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81" style:family="table-cell">
      <style:table-cell-properties fo:border="0.0069in solid #999999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83" style:family="table-row">
      <style:table-row-properties/>
    </style:style>
    <style:style style:name="TableCell284" style:family="table-cell">
      <style:table-cell-properties fo:border="0.0069in solid #999999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86" style:family="table-cell">
      <style:table-cell-properties fo:border="0.0069in solid #999999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88" style:family="table-cell">
      <style:table-cell-properties fo:border="0.0069in solid #999999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90" style:family="table-row">
      <style:table-row-properties/>
    </style:style>
    <style:style style:name="TableCell291" style:family="table-cell">
      <style:table-cell-properties fo:border="0.0069in solid #999999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93" style:family="table-cell">
      <style:table-cell-properties fo:border="0.0069in solid #999999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95" style:family="table-cell">
      <style:table-cell-properties fo:border="0.0069in solid #999999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297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Writer list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Writer list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LinkCreate</text:p>
          </table:table-cell>
          <table:table-cell table:style-name="TableCell32">
            <text:p text:style-name="P33">Create a new writer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tate</text:p>
          </table:table-cell>
          <table:table-cell table:style-name="TableCell39">
            <text:p text:style-name="P40">St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ion d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Name</text:p>
          </table:table-cell>
          <table:table-cell table:style-name="TableCell53">
            <text:p text:style-name="P54">Writers full nam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Mail</text:p>
          </table:table-cell>
          <table:table-cell table:style-name="TableCell60">
            <text:p text:style-name="P61">Mail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Role</text:p>
          </table:table-cell>
          <table:table-cell table:style-name="TableCell67">
            <text:p text:style-name="P68">Is administrato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LinkEdit</text:p>
          </table:table-cell>
          <table:table-cell table:style-name="TableCell74">
            <text:p text:style-name="P75">Edit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Details</text:p>
          </table:table-cell>
          <table:table-cell table:style-name="TableCell81">
            <text:p text:style-name="P82">Details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LinkDelete</text:p>
          </table:table-cell>
          <table:table-cell table:style-name="TableCell88">
            <text:p text:style-name="P89">Delete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LinkPassword</text:p>
          </table:table-cell>
          <table:table-cell table:style-name="TableCell95">
            <text:p text:style-name="P96">Change password</text:p>
          </table:table-cell>
          <table:table-cell table:style-name="TableCell97">
            <text:p text:style-name="P98"/>
          </table:table-cell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columns-spanned="3">
            <text:p text:style-name="P106">de-DE</text:p>
          </table:table-cell>
          <table:covered-table-cell/>
          <table:covered-table-cell/>
        </table:table-row>
        <table:table-row table:style-name="TableRow107">
          <table:table-cell table:style-name="TableCell108">
            <text:p text:style-name="P109">Resource key</text:p>
          </table:table-cell>
          <table:table-cell table:style-name="TableCell110">
            <text:p text:style-name="P111">Translation</text:p>
          </table:table-cell>
          <table:table-cell table:style-name="TableCell112">
            <text:p text:style-name="P113">Comment</text:p>
          </table:table-cell>
        </table:table-row>
        <table:table-row table:style-name="TableRow114">
          <table:table-cell table:style-name="TableCell115">
            <text:p text:style-name="P116">Title</text:p>
          </table:table-cell>
          <table:table-cell table:style-name="TableCell117">
            <text:p text:style-name="P118">Liste der Autoren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Header</text:p>
          </table:table-cell>
          <table:table-cell table:style-name="TableCell124">
            <text:p text:style-name="P125">Liste der Autoren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LinkCreate</text:p>
          </table:table-cell>
          <table:table-cell table:style-name="TableCell131">
            <text:p text:style-name="P132">Neuen Autor hinzufügen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State</text:p>
          </table:table-cell>
          <table:table-cell table:style-name="TableCell138">
            <text:p text:style-name="P139">Status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Created</text:p>
          </table:table-cell>
          <table:table-cell table:style-name="TableCell145">
            <text:p text:style-name="P146">Erstellungsdatum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Name</text:p>
          </table:table-cell>
          <table:table-cell table:style-name="TableCell152">
            <text:p text:style-name="P153">Voller Name des Autors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Mail</text:p>
          </table:table-cell>
          <table:table-cell table:style-name="TableCell159">
            <text:p text:style-name="P160">Mail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ole</text:p>
          </table:table-cell>
          <table:table-cell table:style-name="TableCell166">
            <text:p text:style-name="P167">Ist Administrator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LinkEdit</text:p>
          </table:table-cell>
          <table:table-cell table:style-name="TableCell173">
            <text:p text:style-name="P174">Ändern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LinkDetails</text:p>
          </table:table-cell>
          <table:table-cell table:style-name="TableCell180">
            <text:p text:style-name="P181">Details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LinkDelete</text:p>
          </table:table-cell>
          <table:table-cell table:style-name="TableCell187">
            <text:p text:style-name="P188">Löschen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LinkPassword</text:p>
          </table:table-cell>
          <table:table-cell table:style-name="TableCell194">
            <text:p text:style-name="P195">Passwort ändern</text:p>
          </table:table-cell>
          <table:table-cell table:style-name="TableCell196">
            <text:p text:style-name="P197"/>
          </table:table-cell>
        </table:table-row>
      </table:table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columns-spanned="3">
            <text:p text:style-name="P205">pl-PL</text:p>
          </table:table-cell>
          <table:covered-table-cell/>
          <table:covered-table-cell/>
        </table:table-row>
        <table:table-row table:style-name="TableRow206">
          <table:table-cell table:style-name="TableCell207">
            <text:p text:style-name="P208">Resource key</text:p>
          </table:table-cell>
          <table:table-cell table:style-name="TableCell209">
            <text:p text:style-name="P210">Translation</text:p>
          </table:table-cell>
          <table:table-cell table:style-name="TableCell211">
            <text:p text:style-name="P212">Comment</text:p>
          </table:table-cell>
        </table:table-row>
        <table:table-row table:style-name="TableRow213">
          <table:table-cell table:style-name="TableCell214">
            <text:p text:style-name="P215">Title</text:p>
          </table:table-cell>
          <table:table-cell table:style-name="TableCell216">
            <text:p text:style-name="P217">Lista autorów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Header</text:p>
          </table:table-cell>
          <table:table-cell table:style-name="TableCell223">
            <text:p text:style-name="P224">Lista autorów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LinkCreate</text:p>
          </table:table-cell>
          <table:table-cell table:style-name="TableCell230">
            <text:p text:style-name="P231">Utwórz nowego autora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State</text:p>
          </table:table-cell>
          <table:table-cell table:style-name="TableCell237">
            <text:p text:style-name="P238">Stan autora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Created</text:p>
          </table:table-cell>
          <table:table-cell table:style-name="TableCell244">
            <text:p text:style-name="P245">Data utworzenia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Name</text:p>
          </table:table-cell>
          <table:table-cell table:style-name="TableCell251">
            <text:p text:style-name="P252">Imię autora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Mail</text:p>
          </table:table-cell>
          <table:table-cell table:style-name="TableCell258">
            <text:p text:style-name="P259">Mail autora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Role</text:p>
          </table:table-cell>
          <table:table-cell table:style-name="TableCell265">
            <text:p text:style-name="P266">Jest administratorem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LinkEdit</text:p>
          </table:table-cell>
          <table:table-cell table:style-name="TableCell272">
            <text:p text:style-name="P273">Edytuj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LinkDetails</text:p>
          </table:table-cell>
          <table:table-cell table:style-name="TableCell279">
            <text:p text:style-name="P280">Szczegóły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LinkDelete</text:p>
          </table:table-cell>
          <table:table-cell table:style-name="TableCell286">
            <text:p text:style-name="P287">Usuń</text:p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LinkPassword</text:p>
          </table:table-cell>
          <table:table-cell table:style-name="TableCell293">
            <text:p text:style-name="P294">Zmień hasło</text:p>
          </table:table-cell>
          <table:table-cell table:style-name="TableCell295">
            <text:p text:style-name="P296"/>
          </table:table-cell>
        </table:table-row>
      </table:table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5T13:20:00Z</dc:date>
    <meta:template xlink:href="Normal.dotm" xlink:type="simple"/>
    <meta:editing-cycles>10</meta:editing-cycles>
    <meta:editing-duration>PT180S</meta:editing-duration>
    <meta:document-statistic meta:page-count="2" meta:paragraph-count="1" meta:word-count="136" meta:character-count="955" meta:row-count="6" meta:non-whitespace-character-count="820"/>
  </office:meta>
</office:document-meta>
</file>